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3696" calcext:value-type="float">
            <text:p>83.6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9104" calcext:value-type="float">
            <text:p>83.5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2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1192" calcext:value-type="float">
            <text:p>83.4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0336" calcext:value-type="float">
            <text:p>83.4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39584" calcext:value-type="float">
            <text:p>83.5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5512" calcext:value-type="float">
            <text:p>83.7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5472" calcext:value-type="float">
            <text:p>83.4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3407</text:p>
          </table:table-cell>
          <table:table-cell office:value-type="string" calcext:value-type="string">
            <text:p>Crosbyton Quad</text:p>
          </table:table-cell>
          <table:table-cell office:value-type="string" calcext:value-type="string">
            <text:p>201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